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&lt;No data&gt;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1" office:value-type="float"/>
          <table:table-cell office:value="3" office:value-type="float"/>
          <table:table-cell office:value-type="string">
            <text:p>165-835-381 00</text:p>
          </table:table-cell>
          <table:table-cell office:value="40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2" office:value-type="float"/>
          <table:table-cell office:value="3" office:value-type="float"/>
          <table:table-cell office:value-type="string">
            <text:p>193-909-939 32</text:p>
          </table:table-cell>
          <table:table-cell office:value="407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3" office:value-type="float"/>
          <table:table-cell office:value="4" office:value-type="float"/>
          <table:table-cell office:value-type="string">
            <text:p>194-678-362 33</text:p>
          </table:table-cell>
          <table:table-cell office:value="406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4" office:value-type="float"/>
          <table:table-cell office:value="2" office:value-type="float"/>
          <table:table-cell office:value-type="string">
            <text:p>184-083-076 72</text:p>
          </table:table-cell>
          <table:table-cell office:value="40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5" office:value-type="float"/>
          <table:table-cell office:value="3" office:value-type="float"/>
          <table:table-cell office:value-type="string">
            <text:p>165-249-820 87</text:p>
          </table:table-cell>
          <table:table-cell office:value="40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6" office:value-type="float"/>
          <table:table-cell office:value="2" office:value-type="float"/>
          <table:table-cell office:value-type="string">
            <text:p>171-981-748 05</text:p>
          </table:table-cell>
          <table:table-cell office:value="40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7" office:value-type="float"/>
          <table:table-cell office:value="2" office:value-type="float"/>
          <table:table-cell office:value-type="string">
            <text:p>182-916-241 84</text:p>
          </table:table-cell>
          <table:table-cell office:value="40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" office:value-type="float"/>
          <table:table-cell office:value="4" office:value-type="float"/>
          <table:table-cell office:value-type="string">
            <text:p>159-740-267 98</text:p>
          </table:table-cell>
          <table:table-cell office:value="40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9" office:value-type="float"/>
          <table:table-cell office:value="5" office:value-type="float"/>
          <table:table-cell office:value-type="string">
            <text:p>165-835-380 99</text:p>
          </table:table-cell>
          <table:table-cell office:value="40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" office:value-type="float"/>
          <table:table-cell office:value="2" office:value-type="float"/>
          <table:table-cell office:value-type="string">
            <text:p>160-033-131 94</text:p>
          </table:table-cell>
          <table:table-cell office:value="40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" office:value-type="float"/>
          <table:table-cell office:value="3" office:value-type="float"/>
          <table:table-cell office:value-type="string">
            <text:p>199-781-043 39</text:p>
          </table:table-cell>
          <table:table-cell office:value="40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2" office:value-type="float"/>
          <table:table-cell office:value="3" office:value-type="float"/>
          <table:table-cell office:value-type="string">
            <text:p>191-564-523 85</text:p>
          </table:table-cell>
          <table:table-cell office:value="402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3" office:value-type="float"/>
          <table:table-cell office:value="3" office:value-type="float"/>
          <table:table-cell office:value-type="string">
            <text:p>189-250-263 93</text:p>
          </table:table-cell>
          <table:table-cell office:value="40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" office:value-type="float"/>
          <table:table-cell office:value="5" office:value-type="float"/>
          <table:table-cell office:value-type="string">
            <text:p>146-226-843 63</text:p>
          </table:table-cell>
          <table:table-cell office:value="40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5" office:value-type="float"/>
          <table:table-cell office:value="3" office:value-type="float"/>
          <table:table-cell office:value-type="string">
            <text:p>168-288-240 09</text:p>
          </table:table-cell>
          <table:table-cell office:value="40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6" office:value-type="float"/>
          <table:table-cell office:value="4" office:value-type="float"/>
          <table:table-cell office:value-type="string">
            <text:p>171-942-077 74</text:p>
          </table:table-cell>
          <table:table-cell office:value="40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7" office:value-type="float"/>
          <table:table-cell office:value="3" office:value-type="float"/>
          <table:table-cell office:value-type="string">
            <text:p>174-417-292 75</text:p>
          </table:table-cell>
          <table:table-cell office:value="400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18" office:value-type="float"/>
          <table:table-cell office:value="2" office:value-type="float"/>
          <table:table-cell office:value-type="string">
            <text:p>144-092-747 57</text:p>
          </table:table-cell>
          <table:table-cell office:value="400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9" office:value-type="float"/>
          <table:table-cell office:value="6" office:value-type="float"/>
          <table:table-cell office:value-type="string">
            <text:p>178-498-334 39</text:p>
          </table:table-cell>
          <table:table-cell office:value="400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20" office:value-type="float"/>
          <table:table-cell office:value="1" office:value-type="float"/>
          <table:table-cell office:value-type="string">
            <text:p>158-517-757 04</text:p>
          </table:table-cell>
          <table:table-cell office:value="39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21" office:value-type="float"/>
          <table:table-cell office:value="3" office:value-type="float"/>
          <table:table-cell office:value-type="string">
            <text:p>160-936-993 97</text:p>
          </table:table-cell>
          <table:table-cell office:value="39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22" office:value-type="float"/>
          <table:table-cell office:value="4" office:value-type="float"/>
          <table:table-cell office:value-type="string">
            <text:p>142-990-149 73</text:p>
          </table:table-cell>
          <table:table-cell office:value="39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23" office:value-type="float"/>
          <table:table-cell office:value="4" office:value-type="float"/>
          <table:table-cell office:value-type="string">
            <text:p>188-704-541 09</text:p>
          </table:table-cell>
          <table:table-cell office:value="39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24" office:value-type="float"/>
          <table:table-cell office:value="3" office:value-type="float"/>
          <table:table-cell office:value-type="string">
            <text:p>166-487-193 13</text:p>
          </table:table-cell>
          <table:table-cell office:value="39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25" office:value-type="float"/>
          <table:table-cell office:value="2" office:value-type="float"/>
          <table:table-cell office:value-type="string">
            <text:p>184-308-862 88</text:p>
          </table:table-cell>
          <table:table-cell office:value="39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26" office:value-type="float"/>
          <table:table-cell office:value="1" office:value-type="float"/>
          <table:table-cell office:value-type="string">
            <text:p>186-353-144 84</text:p>
          </table:table-cell>
          <table:table-cell office:value="39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27" office:value-type="float"/>
          <table:table-cell office:value="7" office:value-type="float"/>
          <table:table-cell office:value-type="string">
            <text:p>195-109-340 74</text:p>
          </table:table-cell>
          <table:table-cell office:value="398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28" office:value-type="float"/>
          <table:table-cell office:value="3" office:value-type="float"/>
          <table:table-cell office:value-type="string">
            <text:p>180-935-827 96</text:p>
          </table:table-cell>
          <table:table-cell office:value="398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29" office:value-type="float"/>
          <table:table-cell office:value="4" office:value-type="float"/>
          <table:table-cell office:value-type="string">
            <text:p>166-726-585 09</text:p>
          </table:table-cell>
          <table:table-cell office:value="398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30" office:value-type="float"/>
          <table:table-cell office:value="2" office:value-type="float"/>
          <table:table-cell office:value-type="string">
            <text:p>159-718-630 13</text:p>
          </table:table-cell>
          <table:table-cell office:value="397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31" office:value-type="float"/>
          <table:table-cell office:value="3" office:value-type="float"/>
          <table:table-cell office:value-type="string">
            <text:p>176-334-566 88</text:p>
          </table:table-cell>
          <table:table-cell office:value="39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32" office:value-type="float"/>
          <table:table-cell office:value="4" office:value-type="float"/>
          <table:table-cell office:value-type="string">
            <text:p>163-528-109 61</text:p>
          </table:table-cell>
          <table:table-cell office:value="39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33" office:value-type="float"/>
          <table:table-cell office:value="3" office:value-type="float"/>
          <table:table-cell office:value-type="string">
            <text:p>178-340-400 70</text:p>
          </table:table-cell>
          <table:table-cell office:value="396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34" office:value-type="float"/>
          <table:table-cell office:value="3" office:value-type="float"/>
          <table:table-cell office:value-type="string">
            <text:p>180-308-149 42</text:p>
          </table:table-cell>
          <table:table-cell office:value="396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35" office:value-type="float"/>
          <table:table-cell office:value="5" office:value-type="float"/>
          <table:table-cell office:value-type="string">
            <text:p>148-557-962 19</text:p>
          </table:table-cell>
          <table:table-cell office:value="395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36" office:value-type="float"/>
          <table:table-cell office:value="1" office:value-type="float"/>
          <table:table-cell office:value-type="string">
            <text:p>159-812-317 90</text:p>
          </table:table-cell>
          <table:table-cell office:value="395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37" office:value-type="float"/>
          <table:table-cell office:value="4" office:value-type="float"/>
          <table:table-cell office:value-type="string">
            <text:p>181-813-965 88</text:p>
          </table:table-cell>
          <table:table-cell office:value="394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38" office:value-type="float"/>
          <table:table-cell office:value="1" office:value-type="float"/>
          <table:table-cell office:value-type="string">
            <text:p>181-081-679 64</text:p>
          </table:table-cell>
          <table:table-cell office:value="39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39" office:value-type="float"/>
          <table:table-cell office:value="2" office:value-type="float"/>
          <table:table-cell office:value-type="string">
            <text:p>201-201-025 50</text:p>
          </table:table-cell>
          <table:table-cell office:value="39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40" office:value-type="float"/>
          <table:table-cell office:value="10" office:value-type="float"/>
          <table:table-cell office:value-type="string">
            <text:p>164-299-009 86</text:p>
          </table:table-cell>
          <table:table-cell office:value="39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41" office:value-type="float"/>
          <table:table-cell office:value="1" office:value-type="float"/>
          <table:table-cell office:value-type="string">
            <text:p>175-533-262 76</text:p>
          </table:table-cell>
          <table:table-cell office:value="393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42" office:value-type="float"/>
          <table:table-cell office:value="5" office:value-type="float"/>
          <table:table-cell office:value-type="string">
            <text:p>195-200-604 49</text:p>
          </table:table-cell>
          <table:table-cell office:value="39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43" office:value-type="float"/>
          <table:table-cell office:value="3" office:value-type="float"/>
          <table:table-cell office:value-type="string">
            <text:p>185-122-876 75</text:p>
          </table:table-cell>
          <table:table-cell office:value="39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44" office:value-type="float"/>
          <table:table-cell office:value="2" office:value-type="float"/>
          <table:table-cell office:value-type="string">
            <text:p>159-936-502 20</text:p>
          </table:table-cell>
          <table:table-cell office:value="39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45" office:value-type="float"/>
          <table:table-cell office:value="4" office:value-type="float"/>
          <table:table-cell office:value-type="string">
            <text:p>172-951-673 96</text:p>
          </table:table-cell>
          <table:table-cell office:value="39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46" office:value-type="float"/>
          <table:table-cell office:value="3" office:value-type="float"/>
          <table:table-cell office:value-type="string">
            <text:p>140-223-027 86</text:p>
          </table:table-cell>
          <table:table-cell office:value="39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47" office:value-type="float"/>
          <table:table-cell office:value="4" office:value-type="float"/>
          <table:table-cell office:value-type="string">
            <text:p>186-765-693 44</text:p>
          </table:table-cell>
          <table:table-cell office:value="39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48" office:value-type="float"/>
          <table:table-cell office:value="1" office:value-type="float"/>
          <table:table-cell office:value-type="string">
            <text:p>158-753-867 25</text:p>
          </table:table-cell>
          <table:table-cell office:value="39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49" office:value-type="float"/>
          <table:table-cell office:value="2" office:value-type="float"/>
          <table:table-cell office:value-type="string">
            <text:p>159-560-813 00</text:p>
          </table:table-cell>
          <table:table-cell office:value="392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50" office:value-type="float"/>
          <table:table-cell office:value="3" office:value-type="float"/>
          <table:table-cell office:value-type="string">
            <text:p>148-230-433 44</text:p>
          </table:table-cell>
          <table:table-cell office:value="392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51" office:value-type="float"/>
          <table:table-cell office:value="5" office:value-type="float"/>
          <table:table-cell office:value-type="string">
            <text:p>172-336-621 58</text:p>
          </table:table-cell>
          <table:table-cell office:value="39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52" office:value-type="float"/>
          <table:table-cell office:value="2" office:value-type="float"/>
          <table:table-cell office:value-type="string">
            <text:p>157-277-045 85</text:p>
          </table:table-cell>
          <table:table-cell office:value="39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53" office:value-type="float"/>
          <table:table-cell office:value="1" office:value-type="float"/>
          <table:table-cell office:value-type="string">
            <text:p>167-994-636 49</text:p>
          </table:table-cell>
          <table:table-cell office:value="391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54" office:value-type="float"/>
          <table:table-cell office:value="3" office:value-type="float"/>
          <table:table-cell office:value-type="string">
            <text:p>162-587-941 03</text:p>
          </table:table-cell>
          <table:table-cell office:value="391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55" office:value-type="float"/>
          <table:table-cell office:value="8" office:value-type="float"/>
          <table:table-cell office:value-type="string">
            <text:p>187-266-046 00</text:p>
          </table:table-cell>
          <table:table-cell office:value="39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56" office:value-type="float"/>
          <table:table-cell office:value="3" office:value-type="float"/>
          <table:table-cell office:value-type="string">
            <text:p>171-278-025 59</text:p>
          </table:table-cell>
          <table:table-cell office:value="39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57" office:value-type="float"/>
          <table:table-cell office:value="2" office:value-type="float"/>
          <table:table-cell office:value-type="string">
            <text:p>165-649-113 91</text:p>
          </table:table-cell>
          <table:table-cell office:value="39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58" office:value-type="float"/>
          <table:table-cell office:value="2" office:value-type="float"/>
          <table:table-cell office:value-type="string">
            <text:p>165-337-584 87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59" office:value-type="float"/>
          <table:table-cell office:value="1" office:value-type="float"/>
          <table:table-cell office:value-type="string">
            <text:p>177-493-835 28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60" office:value-type="float"/>
          <table:table-cell office:value="2" office:value-type="float"/>
          <table:table-cell office:value-type="string">
            <text:p>163-484-787 00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1" office:value-type="float"/>
          <table:table-cell office:value="5" office:value-type="float"/>
          <table:table-cell office:value-type="string">
            <text:p>184-316-635 76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62" office:value-type="float"/>
          <table:table-cell office:value="2" office:value-type="float"/>
          <table:table-cell office:value-type="string">
            <text:p>187-208-414 83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3" office:value-type="float"/>
          <table:table-cell office:value="2" office:value-type="float"/>
          <table:table-cell office:value-type="string">
            <text:p>194-584-918 30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4" office:value-type="float"/>
          <table:table-cell office:value="2" office:value-type="float"/>
          <table:table-cell office:value-type="string">
            <text:p>192-859-539 32</text:p>
          </table:table-cell>
          <table:table-cell office:value="39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5" office:value-type="float"/>
          <table:table-cell office:value="1" office:value-type="float"/>
          <table:table-cell office:value-type="string">
            <text:p>164-624-197 74</text:p>
          </table:table-cell>
          <table:table-cell office:value="38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66" office:value-type="float"/>
          <table:table-cell office:value="4" office:value-type="float"/>
          <table:table-cell office:value-type="string">
            <text:p>184-107-176 57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7" office:value-type="float"/>
          <table:table-cell office:value="5" office:value-type="float"/>
          <table:table-cell office:value-type="string">
            <text:p>185-208-972 94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68" office:value-type="float"/>
          <table:table-cell office:value="3" office:value-type="float"/>
          <table:table-cell office:value-type="string">
            <text:p>180-046-435 39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69" office:value-type="float"/>
          <table:table-cell office:value="2" office:value-type="float"/>
          <table:table-cell office:value-type="string">
            <text:p>163-125-543 39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70" office:value-type="float"/>
          <table:table-cell office:value="2" office:value-type="float"/>
          <table:table-cell office:value-type="string">
            <text:p>196-327-663 10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71" office:value-type="float"/>
          <table:table-cell office:value="4" office:value-type="float"/>
          <table:table-cell office:value-type="string">
            <text:p>165-257-523 78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72" office:value-type="float"/>
          <table:table-cell office:value="3" office:value-type="float"/>
          <table:table-cell office:value-type="string">
            <text:p>156-093-839 86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73" office:value-type="float"/>
          <table:table-cell office:value="1" office:value-type="float"/>
          <table:table-cell office:value-type="string">
            <text:p>167-945-624 24</text:p>
          </table:table-cell>
          <table:table-cell office:value="38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74" office:value-type="float"/>
          <table:table-cell office:value="2" office:value-type="float"/>
          <table:table-cell office:value-type="string">
            <text:p>158-343-705 80</text:p>
          </table:table-cell>
          <table:table-cell office:value="38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75" office:value-type="float"/>
          <table:table-cell office:value="1" office:value-type="float"/>
          <table:table-cell office:value-type="string">
            <text:p>188-181-742 08</text:p>
          </table:table-cell>
          <table:table-cell office:value="389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76" office:value-type="float"/>
          <table:table-cell office:value="5" office:value-type="float"/>
          <table:table-cell office:value-type="string">
            <text:p>171-223-556 36</text:p>
          </table:table-cell>
          <table:table-cell office:value="388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77" office:value-type="float"/>
          <table:table-cell office:value="4" office:value-type="float"/>
          <table:table-cell office:value-type="string">
            <text:p>184-083-083 71</text:p>
          </table:table-cell>
          <table:table-cell office:value="388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78" office:value-type="float"/>
          <table:table-cell office:value="1" office:value-type="float"/>
          <table:table-cell office:value-type="string">
            <text:p>169-464-600 06</text:p>
          </table:table-cell>
          <table:table-cell office:value="388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79" office:value-type="float"/>
          <table:table-cell office:value="3" office:value-type="float"/>
          <table:table-cell office:value-type="string">
            <text:p>186-082-394 93</text:p>
          </table:table-cell>
          <table:table-cell office:value="38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0" office:value-type="float"/>
          <table:table-cell office:value="1" office:value-type="float"/>
          <table:table-cell office:value-type="string">
            <text:p>160-287-493 69</text:p>
          </table:table-cell>
          <table:table-cell office:value="38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1" office:value-type="float"/>
          <table:table-cell office:value="2" office:value-type="float"/>
          <table:table-cell office:value-type="string">
            <text:p>188-231-816 91</text:p>
          </table:table-cell>
          <table:table-cell office:value="38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2" office:value-type="float"/>
          <table:table-cell office:value="3" office:value-type="float"/>
          <table:table-cell office:value-type="string">
            <text:p>167-537-708 06</text:p>
          </table:table-cell>
          <table:table-cell office:value="38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3" office:value-type="float"/>
          <table:table-cell office:value="3" office:value-type="float"/>
          <table:table-cell office:value-type="string">
            <text:p>167-329-342 88</text:p>
          </table:table-cell>
          <table:table-cell office:value="387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84" office:value-type="float"/>
          <table:table-cell office:value="1" office:value-type="float"/>
          <table:table-cell office:value-type="string">
            <text:p>184-371-554 86</text:p>
          </table:table-cell>
          <table:table-cell office:value="386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85" office:value-type="float"/>
          <table:table-cell office:value="1" office:value-type="float"/>
          <table:table-cell office:value-type="string">
            <text:p>202-385-956 52</text:p>
          </table:table-cell>
          <table:table-cell office:value="38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6" office:value-type="float"/>
          <table:table-cell office:value="1" office:value-type="float"/>
          <table:table-cell office:value-type="string">
            <text:p>165-973-224 05</text:p>
          </table:table-cell>
          <table:table-cell office:value="38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7" office:value-type="float"/>
          <table:table-cell office:value="2" office:value-type="float"/>
          <table:table-cell office:value-type="string">
            <text:p>165-958-094 23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88" office:value-type="float"/>
          <table:table-cell office:value="1" office:value-type="float"/>
          <table:table-cell office:value-type="string">
            <text:p>188-281-339 07</text:p>
          </table:table-cell>
          <table:table-cell office:value="385" office:value-type="float"/>
          <table:table-cell office:value-type="string">
            <text:p>Yes</text:p>
          </table:table-cell>
          <table:table-cell office:value-type="string">
            <text:p>Оригинал</text:p>
          </table:table-cell>
        </table:table-row>
        <table:table-row>
          <table:table-cell office:value="89" office:value-type="float"/>
          <table:table-cell office:value="2" office:value-type="float"/>
          <table:table-cell office:value-type="string">
            <text:p>186-448-340 06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0" office:value-type="float"/>
          <table:table-cell office:value="2" office:value-type="float"/>
          <table:table-cell office:value-type="string">
            <text:p>169-933-280 21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91" office:value-type="float"/>
          <table:table-cell office:value="1" office:value-type="float"/>
          <table:table-cell office:value-type="string">
            <text:p>184-050-732 54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2" office:value-type="float"/>
          <table:table-cell office:value="6" office:value-type="float"/>
          <table:table-cell office:value-type="string">
            <text:p>166-142-971 74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93" office:value-type="float"/>
          <table:table-cell office:value="1" office:value-type="float"/>
          <table:table-cell office:value-type="string">
            <text:p>190-918-976 17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4" office:value-type="float"/>
          <table:table-cell office:value="4" office:value-type="float"/>
          <table:table-cell office:value-type="string">
            <text:p>168-090-908 92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95" office:value-type="float"/>
          <table:table-cell office:value="8" office:value-type="float"/>
          <table:table-cell office:value-type="string">
            <text:p>186-969-492 65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96" office:value-type="float"/>
          <table:table-cell office:value="2" office:value-type="float"/>
          <table:table-cell office:value-type="string">
            <text:p>192-886-757 43</text:p>
          </table:table-cell>
          <table:table-cell office:value="38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7" office:value-type="float"/>
          <table:table-cell office:value="1" office:value-type="float"/>
          <table:table-cell office:value-type="string">
            <text:p>152-932-496 75</text:p>
          </table:table-cell>
          <table:table-cell office:value="38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8" office:value-type="float"/>
          <table:table-cell office:value="4" office:value-type="float"/>
          <table:table-cell office:value-type="string">
            <text:p>196-581-133 07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99" office:value-type="float"/>
          <table:table-cell office:value="4" office:value-type="float"/>
          <table:table-cell office:value-type="string">
            <text:p>162-883-839 08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00" office:value-type="float"/>
          <table:table-cell office:value="2" office:value-type="float"/>
          <table:table-cell office:value-type="string">
            <text:p>195-801-150 80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01" office:value-type="float"/>
          <table:table-cell office:value="4" office:value-type="float"/>
          <table:table-cell office:value-type="string">
            <text:p>186-241-818 84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02" office:value-type="float"/>
          <table:table-cell office:value="6" office:value-type="float"/>
          <table:table-cell office:value-type="string">
            <text:p>173-142-819 54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3" office:value-type="float"/>
          <table:table-cell office:value="2" office:value-type="float"/>
          <table:table-cell office:value-type="string">
            <text:p>170-169-174 57</text:p>
          </table:table-cell>
          <table:table-cell office:value="38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4" office:value-type="float"/>
          <table:table-cell office:value="2" office:value-type="float"/>
          <table:table-cell office:value-type="string">
            <text:p>180-347-875 81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5" office:value-type="float"/>
          <table:table-cell office:value="1" office:value-type="float"/>
          <table:table-cell office:value-type="string">
            <text:p>195-350-443 81</text:p>
          </table:table-cell>
          <table:table-cell office:value="382" office:value-type="float"/>
          <table:table-cell office:value-type="string">
            <text:p>Yes</text:p>
          </table:table-cell>
          <table:table-cell office:value-type="string">
            <text:p>Копия</text:p>
          </table:table-cell>
        </table:table-row>
        <table:table-row>
          <table:table-cell office:value="106" office:value-type="float"/>
          <table:table-cell office:value="1" office:value-type="float"/>
          <table:table-cell office:value-type="string">
            <text:p>170-772-649 84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7" office:value-type="float"/>
          <table:table-cell office:value="3" office:value-type="float"/>
          <table:table-cell office:value-type="string">
            <text:p>188-596-022 32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8" office:value-type="float"/>
          <table:table-cell office:value="2" office:value-type="float"/>
          <table:table-cell office:value-type="string">
            <text:p>165-210-052 20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09" office:value-type="float"/>
          <table:table-cell office:value="3" office:value-type="float"/>
          <table:table-cell office:value-type="string">
            <text:p>150-248-803 39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0" office:value-type="float"/>
          <table:table-cell office:value="3" office:value-type="float"/>
          <table:table-cell office:value-type="string">
            <text:p>173-543-321 61</text:p>
          </table:table-cell>
          <table:table-cell office:value="382" office:value-type="float"/>
          <table:table-cell office:value-type="string">
            <text:p>Yes</text:p>
          </table:table-cell>
          <table:table-cell office:value-type="string">
            <text:p>Копия</text:p>
          </table:table-cell>
        </table:table-row>
        <table:table-row>
          <table:table-cell office:value="111" office:value-type="float"/>
          <table:table-cell office:value="2" office:value-type="float"/>
          <table:table-cell office:value-type="string">
            <text:p>184-661-912 00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12" office:value-type="float"/>
          <table:table-cell office:value="2" office:value-type="float"/>
          <table:table-cell office:value-type="string">
            <text:p>183-768-010 99</text:p>
          </table:table-cell>
          <table:table-cell office:value="382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3" office:value-type="float"/>
          <table:table-cell office:value="2" office:value-type="float"/>
          <table:table-cell office:value-type="string">
            <text:p>183-854-829 18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14" office:value-type="float"/>
          <table:table-cell office:value="3" office:value-type="float"/>
          <table:table-cell office:value-type="string">
            <text:p>157-319-284 82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15" office:value-type="float"/>
          <table:table-cell office:value="2" office:value-type="float"/>
          <table:table-cell office:value-type="string">
            <text:p>184-642-379 96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6" office:value-type="float"/>
          <table:table-cell office:value="10" office:value-type="float"/>
          <table:table-cell office:value-type="string">
            <text:p>200-680-250 09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7" office:value-type="float"/>
          <table:table-cell office:value="3" office:value-type="float"/>
          <table:table-cell office:value-type="string">
            <text:p>170-432-942 48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8" office:value-type="float"/>
          <table:table-cell office:value="2" office:value-type="float"/>
          <table:table-cell office:value-type="string">
            <text:p>172-063-574 53</text:p>
          </table:table-cell>
          <table:table-cell office:value="38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19" office:value-type="float"/>
          <table:table-cell office:value="6" office:value-type="float"/>
          <table:table-cell office:value-type="string">
            <text:p>187-420-455 82</text:p>
          </table:table-cell>
          <table:table-cell office:value="380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20" office:value-type="float"/>
          <table:table-cell office:value="2" office:value-type="float"/>
          <table:table-cell office:value-type="string">
            <text:p>188-258-380 21</text:p>
          </table:table-cell>
          <table:table-cell office:value="38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21" office:value-type="float"/>
          <table:table-cell office:value="2" office:value-type="float"/>
          <table:table-cell office:value-type="string">
            <text:p>186-907-132 06</text:p>
          </table:table-cell>
          <table:table-cell office:value="38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22" office:value-type="float"/>
          <table:table-cell office:value="3" office:value-type="float"/>
          <table:table-cell office:value-type="string">
            <text:p>173-696-954 30</text:p>
          </table:table-cell>
          <table:table-cell office:value="380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23" office:value-type="float"/>
          <table:table-cell office:value="1" office:value-type="float"/>
          <table:table-cell office:value-type="string">
            <text:p>196-473-089 17</text:p>
          </table:table-cell>
          <table:table-cell office:value="37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24" office:value-type="float"/>
          <table:table-cell office:value="4" office:value-type="float"/>
          <table:table-cell office:value-type="string">
            <text:p>179-187-428 24</text:p>
          </table:table-cell>
          <table:table-cell office:value="378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25" office:value-type="float"/>
          <table:table-cell office:value="4" office:value-type="float"/>
          <table:table-cell office:value-type="string">
            <text:p>153-430-317 26</text:p>
          </table:table-cell>
          <table:table-cell office:value="378" office:value-type="float"/>
          <table:table-cell office:value-type="string">
            <text:p>No</text:p>
          </table:table-cell>
          <table:table-cell office:value-type="string">
            <text:p>Оригинал ЕПГУ</text:p>
          </table:table-cell>
        </table:table-row>
        <table:table-row>
          <table:table-cell office:value="126" office:value-type="float"/>
          <table:table-cell office:value="3" office:value-type="float"/>
          <table:table-cell office:value-type="string">
            <text:p>165-545-538 90</text:p>
          </table:table-cell>
          <table:table-cell office:value="378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27" office:value-type="float"/>
          <table:table-cell office:value="3" office:value-type="float"/>
          <table:table-cell office:value-type="string">
            <text:p>174-206-511 46</text:p>
          </table:table-cell>
          <table:table-cell office:value="37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28" office:value-type="float"/>
          <table:table-cell office:value="8" office:value-type="float"/>
          <table:table-cell office:value-type="string">
            <text:p>164-639-517 95</text:p>
          </table:table-cell>
          <table:table-cell office:value="377" office:value-type="float"/>
          <table:table-cell office:value-type="string">
            <text:p>No</text:p>
          </table:table-cell>
          <table:table-cell office:value-type="string">
            <text:p>Оригинал ЕПГУ</text:p>
          </table:table-cell>
        </table:table-row>
        <table:table-row>
          <table:table-cell office:value="129" office:value-type="float"/>
          <table:table-cell office:value="2" office:value-type="float"/>
          <table:table-cell office:value-type="string">
            <text:p>177-371-586 06</text:p>
          </table:table-cell>
          <table:table-cell office:value="37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0" office:value-type="float"/>
          <table:table-cell office:value="1" office:value-type="float"/>
          <table:table-cell office:value-type="string">
            <text:p>180-455-175 63</text:p>
          </table:table-cell>
          <table:table-cell office:value="377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1" office:value-type="float"/>
          <table:table-cell office:value="9" office:value-type="float"/>
          <table:table-cell office:value-type="string">
            <text:p>159-249-630 02</text:p>
          </table:table-cell>
          <table:table-cell office:value="377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32" office:value-type="float"/>
          <table:table-cell office:value="3" office:value-type="float"/>
          <table:table-cell office:value-type="string">
            <text:p>169-573-188 22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33" office:value-type="float"/>
          <table:table-cell office:value="2" office:value-type="float"/>
          <table:table-cell office:value-type="string">
            <text:p>164-902-811 73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4" office:value-type="float"/>
          <table:table-cell office:value="2" office:value-type="float"/>
          <table:table-cell office:value-type="string">
            <text:p>171-993-218 98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5" office:value-type="float"/>
          <table:table-cell office:value="6" office:value-type="float"/>
          <table:table-cell office:value-type="string">
            <text:p>195-739-464 35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36" office:value-type="float"/>
          <table:table-cell office:value="2" office:value-type="float"/>
          <table:table-cell office:value-type="string">
            <text:p>165-510-459 57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7" office:value-type="float"/>
          <table:table-cell office:value="2" office:value-type="float"/>
          <table:table-cell office:value-type="string">
            <text:p>176-685-146 18</text:p>
          </table:table-cell>
          <table:table-cell office:value="37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8" office:value-type="float"/>
          <table:table-cell office:value="2" office:value-type="float"/>
          <table:table-cell office:value-type="string">
            <text:p>159-182-131 75</text:p>
          </table:table-cell>
          <table:table-cell office:value="37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39" office:value-type="float"/>
          <table:table-cell office:value="9" office:value-type="float"/>
          <table:table-cell office:value-type="string">
            <text:p>193-270-258 72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40" office:value-type="float"/>
          <table:table-cell office:value="3" office:value-type="float"/>
          <table:table-cell office:value-type="string">
            <text:p>194-136-802 79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1" office:value-type="float"/>
          <table:table-cell office:value="6" office:value-type="float"/>
          <table:table-cell office:value-type="string">
            <text:p>165-959-240 19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2" office:value-type="float"/>
          <table:table-cell office:value="4" office:value-type="float"/>
          <table:table-cell office:value-type="string">
            <text:p>162-571-106 48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43" office:value-type="float"/>
          <table:table-cell office:value="1" office:value-type="float"/>
          <table:table-cell office:value-type="string">
            <text:p>167-837-932 30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4" office:value-type="float"/>
          <table:table-cell office:value="3" office:value-type="float"/>
          <table:table-cell office:value-type="string">
            <text:p>195-627-472 16</text:p>
          </table:table-cell>
          <table:table-cell office:value="374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5" office:value-type="float"/>
          <table:table-cell office:value="3" office:value-type="float"/>
          <table:table-cell office:value-type="string">
            <text:p>174-642-307 72</text:p>
          </table:table-cell>
          <table:table-cell office:value="37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6" office:value-type="float"/>
          <table:table-cell office:value="4" office:value-type="float"/>
          <table:table-cell office:value-type="string">
            <text:p>194-122-953 72</text:p>
          </table:table-cell>
          <table:table-cell office:value="373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47" office:value-type="float"/>
          <table:table-cell office:value="4" office:value-type="float"/>
          <table:table-cell office:value-type="string">
            <text:p>175-078-705 92</text:p>
          </table:table-cell>
          <table:table-cell office:value="37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48" office:value-type="float"/>
          <table:table-cell office:value="2" office:value-type="float"/>
          <table:table-cell office:value-type="string">
            <text:p>200-325-937 05</text:p>
          </table:table-cell>
          <table:table-cell office:value="37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49" office:value-type="float"/>
          <table:table-cell office:value="8" office:value-type="float"/>
          <table:table-cell office:value-type="string">
            <text:p>195-359-155 11</text:p>
          </table:table-cell>
          <table:table-cell office:value="37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0" office:value-type="float"/>
          <table:table-cell office:value="11" office:value-type="float"/>
          <table:table-cell office:value-type="string">
            <text:p>166-301-457 49</text:p>
          </table:table-cell>
          <table:table-cell office:value="37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1" office:value-type="float"/>
          <table:table-cell office:value="3" office:value-type="float"/>
          <table:table-cell office:value-type="string">
            <text:p>165-078-266 82</text:p>
          </table:table-cell>
          <table:table-cell office:value="37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2" office:value-type="float"/>
          <table:table-cell office:value="9" office:value-type="float"/>
          <table:table-cell office:value-type="string">
            <text:p>195-392-867 28</text:p>
          </table:table-cell>
          <table:table-cell office:value="372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53" office:value-type="float"/>
          <table:table-cell office:value="1" office:value-type="float"/>
          <table:table-cell office:value-type="string">
            <text:p>148-569-703 15</text:p>
          </table:table-cell>
          <table:table-cell office:value="372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4" office:value-type="float"/>
          <table:table-cell office:value="2" office:value-type="float"/>
          <table:table-cell office:value-type="string">
            <text:p>167-881-789 42</text:p>
          </table:table-cell>
          <table:table-cell office:value="371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5" office:value-type="float"/>
          <table:table-cell office:value="3" office:value-type="float"/>
          <table:table-cell office:value-type="string">
            <text:p>169-383-469 21</text:p>
          </table:table-cell>
          <table:table-cell office:value="37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6" office:value-type="float"/>
          <table:table-cell office:value="6" office:value-type="float"/>
          <table:table-cell office:value-type="string">
            <text:p>168-871-342 17</text:p>
          </table:table-cell>
          <table:table-cell office:value="37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7" office:value-type="float"/>
          <table:table-cell office:value="5" office:value-type="float"/>
          <table:table-cell office:value-type="string">
            <text:p>149-626-726 03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8" office:value-type="float"/>
          <table:table-cell office:value="1" office:value-type="float"/>
          <table:table-cell office:value-type="string">
            <text:p>171-710-802 44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59" office:value-type="float"/>
          <table:table-cell office:value="3" office:value-type="float"/>
          <table:table-cell office:value-type="string">
            <text:p>193-093-044 70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60" office:value-type="float"/>
          <table:table-cell office:value="3" office:value-type="float"/>
          <table:table-cell office:value-type="string">
            <text:p>186-938-793 56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1" office:value-type="float"/>
          <table:table-cell office:value="6" office:value-type="float"/>
          <table:table-cell office:value-type="string">
            <text:p>172-431-082 39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2" office:value-type="float"/>
          <table:table-cell office:value="5" office:value-type="float"/>
          <table:table-cell office:value-type="string">
            <text:p>175-645-633 01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3" office:value-type="float"/>
          <table:table-cell office:value="1" office:value-type="float"/>
          <table:table-cell office:value-type="string">
            <text:p>153-059-301 40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64" office:value-type="float"/>
          <table:table-cell office:value="3" office:value-type="float"/>
          <table:table-cell office:value-type="string">
            <text:p>172-279-859 03</text:p>
          </table:table-cell>
          <table:table-cell office:value="36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5" office:value-type="float"/>
          <table:table-cell office:value="6" office:value-type="float"/>
          <table:table-cell office:value-type="string">
            <text:p>204-014-934 03</text:p>
          </table:table-cell>
          <table:table-cell office:value="368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66" office:value-type="float"/>
          <table:table-cell office:value="5" office:value-type="float"/>
          <table:table-cell office:value-type="string">
            <text:p>186-259-711 10</text:p>
          </table:table-cell>
          <table:table-cell office:value="36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7" office:value-type="float"/>
          <table:table-cell office:value="3" office:value-type="float"/>
          <table:table-cell office:value-type="string">
            <text:p>206-679-793 07</text:p>
          </table:table-cell>
          <table:table-cell office:value="36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68" office:value-type="float"/>
          <table:table-cell office:value="3" office:value-type="float"/>
          <table:table-cell office:value-type="string">
            <text:p>173-381-002 49</text:p>
          </table:table-cell>
          <table:table-cell office:value="364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69" office:value-type="float"/>
          <table:table-cell office:value="7" office:value-type="float"/>
          <table:table-cell office:value-type="string">
            <text:p>191-123-695 56</text:p>
          </table:table-cell>
          <table:table-cell office:value="36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70" office:value-type="float"/>
          <table:table-cell office:value="8" office:value-type="float"/>
          <table:table-cell office:value-type="string">
            <text:p>171-928-687 07</text:p>
          </table:table-cell>
          <table:table-cell office:value="363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71" office:value-type="float"/>
          <table:table-cell office:value="1" office:value-type="float"/>
          <table:table-cell office:value-type="string">
            <text:p>167-799-131 37</text:p>
          </table:table-cell>
          <table:table-cell office:value="36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72" office:value-type="float"/>
          <table:table-cell office:value="6" office:value-type="float"/>
          <table:table-cell office:value-type="string">
            <text:p>146-345-969 88</text:p>
          </table:table-cell>
          <table:table-cell office:value="363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73" office:value-type="float"/>
          <table:table-cell office:value="1" office:value-type="float"/>
          <table:table-cell office:value-type="string">
            <text:p>136-135-228 33</text:p>
          </table:table-cell>
          <table:table-cell office:value="362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74" office:value-type="float"/>
          <table:table-cell office:value="12" office:value-type="float"/>
          <table:table-cell office:value-type="string">
            <text:p>171-965-084 95</text:p>
          </table:table-cell>
          <table:table-cell office:value="361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75" office:value-type="float"/>
          <table:table-cell office:value="4" office:value-type="float"/>
          <table:table-cell office:value-type="string">
            <text:p>185-266-265 96</text:p>
          </table:table-cell>
          <table:table-cell office:value="359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76" office:value-type="float"/>
          <table:table-cell office:value="2" office:value-type="float"/>
          <table:table-cell office:value-type="string">
            <text:p>181-789-280 18</text:p>
          </table:table-cell>
          <table:table-cell office:value="359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77" office:value-type="float"/>
          <table:table-cell office:value="2" office:value-type="float"/>
          <table:table-cell office:value-type="string">
            <text:p>202-731-386 23</text:p>
          </table:table-cell>
          <table:table-cell office:value="356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78" office:value-type="float"/>
          <table:table-cell office:value="6" office:value-type="float"/>
          <table:table-cell office:value-type="string">
            <text:p>196-328-321 96</text:p>
          </table:table-cell>
          <table:table-cell office:value="355" office:value-type="float"/>
          <table:table-cell office:value-type="string">
            <text:p>No</text:p>
          </table:table-cell>
          <table:table-cell office:value-type="string">
            <text:p>Оригинал</text:p>
          </table:table-cell>
        </table:table-row>
        <table:table-row>
          <table:table-cell office:value="179" office:value-type="float"/>
          <table:table-cell office:value="2" office:value-type="float"/>
          <table:table-cell office:value-type="string">
            <text:p>189-337-267 20</text:p>
          </table:table-cell>
          <table:table-cell office:value="355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80" office:value-type="float"/>
          <table:table-cell office:value="4" office:value-type="float"/>
          <table:table-cell office:value-type="string">
            <text:p>159-344-948 07</text:p>
          </table:table-cell>
          <table:table-cell office:value="355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="181" office:value-type="float"/>
          <table:table-cell office:value="1" office:value-type="float"/>
          <table:table-cell office:value-type="string">
            <text:p>150-217-826 27</text:p>
          </table:table-cell>
          <table:table-cell office:value="350" office:value-type="float"/>
          <table:table-cell office:value-type="string">
            <text:p>No</text:p>
          </table:table-cell>
          <table:table-cell office:value-type="string">
            <text:p>Копия</text:p>
          </table:table-cell>
        </table:table-row>
        <table:table-row>
          <table:table-cell office:value="182" office:value-type="float"/>
          <table:table-cell office:value="1" office:value-type="float"/>
          <table:table-cell office:value-type="string">
            <text:p>188-048-214 92</text:p>
          </table:table-cell>
          <table:table-cell office:value="343" office:value-type="float"/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7-30T16:33:13.012822</meta:creation-date>
    <dc:date>2022-07-30T16:33:13.042348</dc:date>
    <meta:generator>http://pypi.python.org/pypi/ezodf/0.1.0$Python3.8.10 (default, Jun 22 2022, 20:18:18) 
[GCC 9.4.0]</meta:generator>
    <meta:document-statistic/>
    <meta:editing-cycles>1</meta:editing-cycles>
  </office:meta>
</office:document-meta>
</file>